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7" style:family="graphic">
      <style:graphic-properties style:protect="size"/>
    </style:style>
    <style:style style:name="pr3" style:family="presentation" style:parent-style-name="_ff08_缺省_ff09_标题母版-title">
      <style:graphic-properties fo:min-height="4.244cm" fo:wrap-option="wrap"/>
    </style:style>
    <style:style style:name="pr5" style:family="presentation" style:parent-style-name="_ff08_缺省_ff09_标题母版-subtitle">
      <style:graphic-properties fo:min-height="5.097cm" fo:wrap-option="wrap"/>
    </style:style>
    <style:style style:name="pr6" style:family="presentation" style:parent-style-name="_ff08_缺省_ff09_标题母版-notes">
      <style:graphic-properties draw:auto-grow-height="true" fo:min-height="13.365cm" fo:wrap-option="wrap"/>
    </style:style>
    <style:style style:name="P4" style:family="paragraph">
      <style:paragraph-properties style:punctuation-wrap="simple" style:line-break="strict" style:writing-mode="lr-tb"/>
    </style:style>
    <text:list-style style:name="L23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L24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style:style style:name="dp30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31" style:family="drawing-page">
      <style:drawing-page-properties presentation:display-header="true" presentation:display-footer="true" presentation:display-page-number="false" presentation:display-date-time="true"/>
    </style:style>
    <style:style style:name="gr36" style:family="graphic">
      <style:graphic-properties style:protect="size"/>
    </style:style>
    <style:style style:name="pr32" style:family="presentation" style:parent-style-name="_ff08_缺省_ff09_标题母版-title">
      <style:graphic-properties fo:min-height="4.244cm" fo:wrap-option="wrap"/>
    </style:style>
    <style:style style:name="pr34" style:family="presentation" style:parent-style-name="_ff08_缺省_ff09_标题母版-subtitle">
      <style:graphic-properties fo:min-height="5.097cm" fo:wrap-option="wrap"/>
    </style:style>
    <style:style style:name="pr35" style:family="presentation" style:parent-style-name="_ff08_缺省_ff09_标题母版-notes">
      <style:graphic-properties draw:auto-grow-height="true" fo:min-height="13.365cm" fo:wrap-option="wrap"/>
    </style:style>
    <style:style style:name="P33" style:family="paragraph">
      <style:paragraph-properties style:punctuation-wrap="simple" style:line-break="strict" style:writing-mode="lr-tb"/>
    </style:style>
    <text:list-style style:name="L30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L31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style:style style:name="dp59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60" style:family="drawing-page">
      <style:drawing-page-properties presentation:display-header="true" presentation:display-footer="true" presentation:display-page-number="false" presentation:display-date-time="true"/>
    </style:style>
    <style:style style:name="gr65" style:family="graphic">
      <style:graphic-properties style:protect="size"/>
    </style:style>
    <style:style style:name="pr61" style:family="presentation" style:parent-style-name="_ff08_缺省_ff09_标题母版-title">
      <style:graphic-properties fo:min-height="4.244cm" fo:wrap-option="wrap"/>
    </style:style>
    <style:style style:name="pr63" style:family="presentation" style:parent-style-name="_ff08_缺省_ff09_标题母版-subtitle">
      <style:graphic-properties fo:min-height="5.097cm" fo:wrap-option="wrap"/>
    </style:style>
    <style:style style:name="pr64" style:family="presentation" style:parent-style-name="_ff08_缺省_ff09_标题母版-notes">
      <style:graphic-properties draw:auto-grow-height="true" fo:min-height="13.365cm" fo:wrap-option="wrap"/>
    </style:style>
    <style:style style:name="P62" style:family="paragraph">
      <style:paragraph-properties style:punctuation-wrap="simple" style:line-break="strict" style:writing-mode="lr-tb"/>
    </style:style>
    <text:list-style style:name="L59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L60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style:style style:name="dp88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89" style:family="drawing-page">
      <style:drawing-page-properties presentation:display-header="true" presentation:display-footer="true" presentation:display-page-number="false" presentation:display-date-time="true"/>
    </style:style>
    <style:style style:name="gr94" style:family="graphic">
      <style:graphic-properties style:protect="size"/>
    </style:style>
    <style:style style:name="pr90" style:family="presentation" style:parent-style-name="_ff08_缺省_ff09_标题母版-title">
      <style:graphic-properties fo:min-height="4.244cm" fo:wrap-option="wrap"/>
    </style:style>
    <style:style style:name="pr92" style:family="presentation" style:parent-style-name="_ff08_缺省_ff09_标题母版-subtitle">
      <style:graphic-properties fo:min-height="5.097cm" fo:wrap-option="wrap"/>
    </style:style>
    <style:style style:name="pr93" style:family="presentation" style:parent-style-name="_ff08_缺省_ff09_标题母版-notes">
      <style:graphic-properties draw:auto-grow-height="true" fo:min-height="13.365cm" fo:wrap-option="wrap"/>
    </style:style>
    <style:style style:name="P91" style:family="paragraph">
      <style:paragraph-properties style:punctuation-wrap="simple" style:line-break="strict" style:writing-mode="lr-tb"/>
    </style:style>
    <text:list-style style:name="L88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L89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style:style style:name="dp117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118" style:family="drawing-page">
      <style:drawing-page-properties presentation:display-header="true" presentation:display-footer="true" presentation:display-page-number="false" presentation:display-date-time="true"/>
    </style:style>
    <style:style style:name="gr123" style:family="graphic">
      <style:graphic-properties style:protect="size"/>
    </style:style>
    <style:style style:name="pr119" style:family="presentation" style:parent-style-name="_ff08_缺省_ff09_标题母版-title">
      <style:graphic-properties fo:min-height="4.244cm" fo:wrap-option="wrap"/>
    </style:style>
    <style:style style:name="pr121" style:family="presentation" style:parent-style-name="_ff08_缺省_ff09_标题母版-subtitle">
      <style:graphic-properties fo:min-height="5.097cm" fo:wrap-option="wrap"/>
    </style:style>
    <style:style style:name="pr122" style:family="presentation" style:parent-style-name="_ff08_缺省_ff09_标题母版-notes">
      <style:graphic-properties draw:auto-grow-height="true" fo:min-height="13.365cm" fo:wrap-option="wrap"/>
    </style:style>
    <style:style style:name="P120" style:family="paragraph">
      <style:paragraph-properties style:punctuation-wrap="simple" style:line-break="strict" style:writing-mode="lr-tb"/>
    </style:style>
    <text:list-style style:name="L117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L118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style:style style:name="dp146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147" style:family="drawing-page">
      <style:drawing-page-properties presentation:display-header="true" presentation:display-footer="true" presentation:display-page-number="false" presentation:display-date-time="true"/>
    </style:style>
    <style:style style:name="gr152" style:family="graphic">
      <style:graphic-properties style:protect="size"/>
    </style:style>
    <style:style style:name="pr148" style:family="presentation" style:parent-style-name="_ff08_缺省_ff09_标题母版-title">
      <style:graphic-properties fo:min-height="4.244cm" fo:wrap-option="wrap"/>
    </style:style>
    <style:style style:name="pr150" style:family="presentation" style:parent-style-name="_ff08_缺省_ff09_标题母版-subtitle">
      <style:graphic-properties fo:min-height="5.097cm" fo:wrap-option="wrap"/>
    </style:style>
    <style:style style:name="pr151" style:family="presentation" style:parent-style-name="_ff08_缺省_ff09_标题母版-notes">
      <style:graphic-properties draw:auto-grow-height="true" fo:min-height="13.365cm" fo:wrap-option="wrap"/>
    </style:style>
    <style:style style:name="P149" style:family="paragraph">
      <style:paragraph-properties style:punctuation-wrap="simple" style:line-break="strict" style:writing-mode="lr-tb"/>
    </style:style>
    <text:list-style style:name="L146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L147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style:style style:name="dp175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176" style:family="drawing-page">
      <style:drawing-page-properties presentation:display-header="true" presentation:display-footer="true" presentation:display-page-number="false" presentation:display-date-time="true"/>
    </style:style>
    <style:style style:name="gr181" style:family="graphic">
      <style:graphic-properties style:protect="size"/>
    </style:style>
    <style:style style:name="pr177" style:family="presentation" style:parent-style-name="_ff08_缺省_ff09_标题母版-title">
      <style:graphic-properties fo:min-height="4.244cm" fo:wrap-option="wrap"/>
    </style:style>
    <style:style style:name="pr179" style:family="presentation" style:parent-style-name="_ff08_缺省_ff09_标题母版-subtitle">
      <style:graphic-properties fo:min-height="5.097cm" fo:wrap-option="wrap"/>
    </style:style>
    <style:style style:name="pr180" style:family="presentation" style:parent-style-name="_ff08_缺省_ff09_标题母版-notes">
      <style:graphic-properties draw:auto-grow-height="true" fo:min-height="13.365cm" fo:wrap-option="wrap"/>
    </style:style>
    <style:style style:name="P178" style:family="paragraph">
      <style:paragraph-properties style:punctuation-wrap="simple" style:line-break="strict" style:writing-mode="lr-tb"/>
    </style:style>
    <text:list-style style:name="L175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L176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style:style style:name="dp20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05" style:family="drawing-page">
      <style:drawing-page-properties presentation:display-header="true" presentation:display-footer="true" presentation:display-page-number="false" presentation:display-date-time="true"/>
    </style:style>
    <style:style style:name="gr210" style:family="graphic">
      <style:graphic-properties style:protect="size"/>
    </style:style>
    <style:style style:name="pr206" style:family="presentation" style:parent-style-name="_ff08_缺省_ff09_标题母版-title">
      <style:graphic-properties fo:min-height="4.244cm" fo:wrap-option="wrap"/>
    </style:style>
    <style:style style:name="pr208" style:family="presentation" style:parent-style-name="_ff08_缺省_ff09_标题母版-subtitle">
      <style:graphic-properties fo:min-height="5.097cm" fo:wrap-option="wrap"/>
    </style:style>
    <style:style style:name="pr209" style:family="presentation" style:parent-style-name="_ff08_缺省_ff09_标题母版-notes">
      <style:graphic-properties draw:auto-grow-height="true" fo:min-height="13.365cm" fo:wrap-option="wrap"/>
    </style:style>
    <style:style style:name="P207" style:family="paragraph">
      <style:paragraph-properties style:punctuation-wrap="simple" style:line-break="strict" style:writing-mode="lr-tb"/>
    </style:style>
    <text:list-style style:name="L204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L205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style:style style:name="dp23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34" style:family="drawing-page">
      <style:drawing-page-properties presentation:display-header="true" presentation:display-footer="true" presentation:display-page-number="false" presentation:display-date-time="true"/>
    </style:style>
    <style:style style:name="gr239" style:family="graphic">
      <style:graphic-properties style:protect="size"/>
    </style:style>
    <style:style style:name="pr235" style:family="presentation" style:parent-style-name="_ff08_缺省_ff09_标题母版-title">
      <style:graphic-properties fo:min-height="4.244cm" fo:wrap-option="wrap"/>
    </style:style>
    <style:style style:name="pr237" style:family="presentation" style:parent-style-name="_ff08_缺省_ff09_标题母版-subtitle">
      <style:graphic-properties fo:min-height="5.097cm" fo:wrap-option="wrap"/>
    </style:style>
    <style:style style:name="pr238" style:family="presentation" style:parent-style-name="_ff08_缺省_ff09_标题母版-notes">
      <style:graphic-properties draw:auto-grow-height="true" fo:min-height="13.365cm" fo:wrap-option="wrap"/>
    </style:style>
    <style:style style:name="P236" style:family="paragraph">
      <style:paragraph-properties style:punctuation-wrap="simple" style:line-break="strict" style:writing-mode="lr-tb"/>
    </style:style>
    <text:list-style style:name="L233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L234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style:style style:name="dp262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63" style:family="drawing-page">
      <style:drawing-page-properties presentation:display-header="true" presentation:display-footer="true" presentation:display-page-number="false" presentation:display-date-time="true"/>
    </style:style>
    <style:style style:name="gr268" style:family="graphic">
      <style:graphic-properties style:protect="size"/>
    </style:style>
    <style:style style:name="pr264" style:family="presentation" style:parent-style-name="_ff08_缺省_ff09_标题母版-title">
      <style:graphic-properties fo:min-height="4.244cm" fo:wrap-option="wrap"/>
    </style:style>
    <style:style style:name="pr266" style:family="presentation" style:parent-style-name="_ff08_缺省_ff09_标题母版-subtitle">
      <style:graphic-properties fo:min-height="5.097cm" fo:wrap-option="wrap"/>
    </style:style>
    <style:style style:name="pr267" style:family="presentation" style:parent-style-name="_ff08_缺省_ff09_标题母版-notes">
      <style:graphic-properties draw:auto-grow-height="true" fo:min-height="13.365cm" fo:wrap-option="wrap"/>
    </style:style>
    <style:style style:name="P265" style:family="paragraph">
      <style:paragraph-properties style:punctuation-wrap="simple" style:line-break="strict" style:writing-mode="lr-tb"/>
    </style:style>
    <text:list-style style:name="L262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L263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style:style style:name="dp29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92" style:family="drawing-page">
      <style:drawing-page-properties presentation:display-header="true" presentation:display-footer="true" presentation:display-page-number="false" presentation:display-date-time="true"/>
    </style:style>
    <style:style style:name="gr297" style:family="graphic">
      <style:graphic-properties style:protect="size"/>
    </style:style>
    <style:style style:name="pr293" style:family="presentation" style:parent-style-name="_ff08_缺省_ff09_标题母版-title">
      <style:graphic-properties fo:min-height="4.244cm" fo:wrap-option="wrap"/>
    </style:style>
    <style:style style:name="pr295" style:family="presentation" style:parent-style-name="_ff08_缺省_ff09_标题母版-subtitle">
      <style:graphic-properties fo:min-height="5.097cm" fo:wrap-option="wrap"/>
    </style:style>
    <style:style style:name="pr296" style:family="presentation" style:parent-style-name="_ff08_缺省_ff09_标题母版-notes">
      <style:graphic-properties draw:auto-grow-height="true" fo:min-height="13.365cm" fo:wrap-option="wrap"/>
    </style:style>
    <style:style style:name="P294" style:family="paragraph">
      <style:paragraph-properties style:punctuation-wrap="simple" style:line-break="strict" style:writing-mode="lr-tb"/>
    </style:style>
    <text:list-style style:name="L291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L292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style:style style:name="dp32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322" style:family="drawing-page">
      <style:drawing-page-properties presentation:display-header="true" presentation:display-footer="true" presentation:display-page-number="false" presentation:display-date-time="true"/>
    </style:style>
    <style:style style:name="gr327" style:family="graphic">
      <style:graphic-properties style:protect="size"/>
    </style:style>
    <style:style style:name="pr323" style:family="presentation" style:parent-style-name="_ff08_缺省_ff09_标题母版-title">
      <style:graphic-properties fo:min-height="4.244cm" fo:wrap-option="wrap"/>
    </style:style>
    <style:style style:name="pr325" style:family="presentation" style:parent-style-name="_ff08_缺省_ff09_标题母版-subtitle">
      <style:graphic-properties fo:min-height="5.097cm" fo:wrap-option="wrap"/>
    </style:style>
    <style:style style:name="pr326" style:family="presentation" style:parent-style-name="_ff08_缺省_ff09_标题母版-notes">
      <style:graphic-properties draw:auto-grow-height="true" fo:min-height="13.365cm" fo:wrap-option="wrap"/>
    </style:style>
    <style:style style:name="P324" style:family="paragraph">
      <style:paragraph-properties style:punctuation-wrap="simple" style:line-break="strict" style:writing-mode="lr-tb"/>
    </style:style>
    <text:list-style style:name="L321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style:style style:name="dp35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352" style:family="drawing-page">
      <style:drawing-page-properties presentation:display-header="true" presentation:display-footer="true" presentation:display-page-number="false" presentation:display-date-time="true"/>
    </style:style>
    <style:style style:name="gr357" style:family="graphic">
      <style:graphic-properties style:protect="size"/>
    </style:style>
    <style:style style:name="pr353" style:family="presentation" style:parent-style-name="_ff08_缺省_ff09_标题母版-title">
      <style:graphic-properties fo:min-height="4.244cm" fo:wrap-option="wrap"/>
    </style:style>
    <style:style style:name="pr355" style:family="presentation" style:parent-style-name="_ff08_缺省_ff09_标题母版-subtitle">
      <style:graphic-properties fo:min-height="5.097cm" fo:wrap-option="wrap"/>
    </style:style>
    <style:style style:name="pr356" style:family="presentation" style:parent-style-name="_ff08_缺省_ff09_标题母版-notes">
      <style:graphic-properties draw:auto-grow-height="true" fo:min-height="13.365cm" fo:wrap-option="wrap"/>
    </style:style>
    <style:style style:name="P354" style:family="paragraph">
      <style:paragraph-properties style:punctuation-wrap="simple" style:line-break="strict" style:writing-mode="lr-tb"/>
    </style:style>
    <text:list-style style:name="L351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style:style style:name="dp38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382" style:family="drawing-page">
      <style:drawing-page-properties presentation:display-header="true" presentation:display-footer="true" presentation:display-page-number="false" presentation:display-date-time="true"/>
    </style:style>
    <style:style style:name="gr387" style:family="graphic">
      <style:graphic-properties style:protect="size"/>
    </style:style>
    <style:style style:name="pr383" style:family="presentation" style:parent-style-name="_ff08_缺省_ff09_标题母版-title">
      <style:graphic-properties fo:min-height="4.244cm" fo:wrap-option="wrap"/>
    </style:style>
    <style:style style:name="pr385" style:family="presentation" style:parent-style-name="_ff08_缺省_ff09_标题母版-subtitle">
      <style:graphic-properties fo:min-height="5.097cm" fo:wrap-option="wrap"/>
    </style:style>
    <style:style style:name="pr386" style:family="presentation" style:parent-style-name="_ff08_缺省_ff09_标题母版-notes">
      <style:graphic-properties draw:auto-grow-height="true" fo:min-height="13.365cm" fo:wrap-option="wrap"/>
    </style:style>
    <style:style style:name="P384" style:family="paragraph">
      <style:paragraph-properties style:punctuation-wrap="simple" style:line-break="strict" style:writing-mode="lr-tb"/>
    </style:style>
    <text:list-style style:name="L381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style:style style:name="dp41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12" style:family="drawing-page">
      <style:drawing-page-properties presentation:display-header="true" presentation:display-footer="true" presentation:display-page-number="false" presentation:display-date-time="true"/>
    </style:style>
    <style:style style:name="gr417" style:family="graphic">
      <style:graphic-properties style:protect="size"/>
    </style:style>
    <style:style style:name="pr413" style:family="presentation" style:parent-style-name="_ff08_缺省_ff09_标题母版-title">
      <style:graphic-properties fo:min-height="4.244cm" fo:wrap-option="wrap"/>
    </style:style>
    <style:style style:name="pr415" style:family="presentation" style:parent-style-name="_ff08_缺省_ff09_标题母版-subtitle">
      <style:graphic-properties fo:min-height="5.097cm" fo:wrap-option="wrap"/>
    </style:style>
    <style:style style:name="pr416" style:family="presentation" style:parent-style-name="_ff08_缺省_ff09_标题母版-notes">
      <style:graphic-properties draw:auto-grow-height="true" fo:min-height="13.365cm" fo:wrap-option="wrap"/>
    </style:style>
    <style:style style:name="P414" style:family="paragraph">
      <style:paragraph-properties style:punctuation-wrap="simple" style:line-break="strict" style:writing-mode="lr-tb"/>
    </style:style>
    <text:list-style style:name="L411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style:style style:name="dp44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42" style:family="drawing-page">
      <style:drawing-page-properties presentation:display-header="true" presentation:display-footer="true" presentation:display-page-number="false" presentation:display-date-time="true"/>
    </style:style>
    <style:style style:name="gr447" style:family="graphic">
      <style:graphic-properties style:protect="size"/>
    </style:style>
    <style:style style:name="pr443" style:family="presentation" style:parent-style-name="_ff08_缺省_ff09_标题母版-title">
      <style:graphic-properties fo:min-height="4.244cm" fo:wrap-option="wrap"/>
    </style:style>
    <style:style style:name="pr445" style:family="presentation" style:parent-style-name="_ff08_缺省_ff09_标题母版-subtitle">
      <style:graphic-properties fo:min-height="5.097cm" fo:wrap-option="wrap"/>
    </style:style>
    <style:style style:name="pr446" style:family="presentation" style:parent-style-name="_ff08_缺省_ff09_标题母版-notes">
      <style:graphic-properties draw:auto-grow-height="true" fo:min-height="13.365cm" fo:wrap-option="wrap"/>
    </style:style>
    <style:style style:name="P444" style:family="paragraph">
      <style:paragraph-properties style:punctuation-wrap="simple" style:line-break="strict" style:writing-mode="lr-tb"/>
    </style:style>
    <text:list-style style:name="L441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style:style style:name="dp47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72" style:family="drawing-page">
      <style:drawing-page-properties presentation:display-header="true" presentation:display-footer="true" presentation:display-page-number="false" presentation:display-date-time="true"/>
    </style:style>
    <style:style style:name="gr477" style:family="graphic">
      <style:graphic-properties style:protect="size"/>
    </style:style>
    <style:style style:name="pr473" style:family="presentation" style:parent-style-name="_ff08_缺省_ff09_标题母版-title">
      <style:graphic-properties fo:min-height="4.244cm" fo:wrap-option="wrap"/>
    </style:style>
    <style:style style:name="pr475" style:family="presentation" style:parent-style-name="_ff08_缺省_ff09_标题母版-subtitle">
      <style:graphic-properties fo:min-height="5.097cm" fo:wrap-option="wrap"/>
    </style:style>
    <style:style style:name="pr476" style:family="presentation" style:parent-style-name="_ff08_缺省_ff09_标题母版-notes">
      <style:graphic-properties draw:auto-grow-height="true" fo:min-height="13.365cm" fo:wrap-option="wrap"/>
    </style:style>
    <style:style style:name="P474" style:family="paragraph">
      <style:paragraph-properties style:punctuation-wrap="simple" style:line-break="strict" style:writing-mode="lr-tb"/>
    </style:style>
    <text:list-style style:name="L471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style:style style:name="dp50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502" style:family="drawing-page">
      <style:drawing-page-properties presentation:display-header="true" presentation:display-footer="true" presentation:display-page-number="false" presentation:display-date-time="true"/>
    </style:style>
    <style:style style:name="gr507" style:family="graphic">
      <style:graphic-properties style:protect="size"/>
    </style:style>
    <style:style style:name="pr503" style:family="presentation" style:parent-style-name="_ff08_缺省_ff09_标题母版-title">
      <style:graphic-properties fo:min-height="4.244cm" fo:wrap-option="wrap"/>
    </style:style>
    <style:style style:name="pr505" style:family="presentation" style:parent-style-name="_ff08_缺省_ff09_标题母版-subtitle">
      <style:graphic-properties fo:min-height="5.097cm" fo:wrap-option="wrap"/>
    </style:style>
    <style:style style:name="pr506" style:family="presentation" style:parent-style-name="_ff08_缺省_ff09_标题母版-notes">
      <style:graphic-properties draw:auto-grow-height="true" fo:min-height="13.365cm" fo:wrap-option="wrap"/>
    </style:style>
    <style:style style:name="P504" style:family="paragraph">
      <style:paragraph-properties style:punctuation-wrap="simple" style:line-break="strict" style:writing-mode="lr-tb"/>
    </style:style>
    <text:list-style style:name="L501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style:style style:name="dp53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532" style:family="drawing-page">
      <style:drawing-page-properties presentation:display-header="true" presentation:display-footer="true" presentation:display-page-number="false" presentation:display-date-time="true"/>
    </style:style>
    <style:style style:name="gr537" style:family="graphic">
      <style:graphic-properties style:protect="size"/>
    </style:style>
    <style:style style:name="pr533" style:family="presentation" style:parent-style-name="_ff08_缺省_ff09_标题母版-title">
      <style:graphic-properties fo:min-height="4.244cm" fo:wrap-option="wrap"/>
    </style:style>
    <style:style style:name="pr535" style:family="presentation" style:parent-style-name="_ff08_缺省_ff09_标题母版-subtitle">
      <style:graphic-properties fo:min-height="5.097cm" fo:wrap-option="wrap"/>
    </style:style>
    <style:style style:name="pr536" style:family="presentation" style:parent-style-name="_ff08_缺省_ff09_标题母版-notes">
      <style:graphic-properties draw:auto-grow-height="true" fo:min-height="13.365cm" fo:wrap-option="wrap"/>
    </style:style>
    <style:style style:name="P534" style:family="paragraph">
      <style:paragraph-properties style:punctuation-wrap="simple" style:line-break="strict" style:writing-mode="lr-tb"/>
    </style:style>
    <text:list-style style:name="L531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style:style style:name="dp56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562" style:family="drawing-page">
      <style:drawing-page-properties presentation:display-header="true" presentation:display-footer="true" presentation:display-page-number="false" presentation:display-date-time="true"/>
    </style:style>
    <style:style style:name="gr567" style:family="graphic">
      <style:graphic-properties style:protect="size"/>
    </style:style>
    <style:style style:name="pr563" style:family="presentation" style:parent-style-name="_ff08_缺省_ff09_标题母版-title">
      <style:graphic-properties fo:min-height="4.244cm" fo:wrap-option="wrap"/>
    </style:style>
    <style:style style:name="pr565" style:family="presentation" style:parent-style-name="_ff08_缺省_ff09_标题母版-subtitle">
      <style:graphic-properties fo:min-height="5.097cm" fo:wrap-option="wrap"/>
    </style:style>
    <style:style style:name="pr566" style:family="presentation" style:parent-style-name="_ff08_缺省_ff09_标题母版-notes">
      <style:graphic-properties draw:auto-grow-height="true" fo:min-height="13.365cm" fo:wrap-option="wrap"/>
    </style:style>
    <style:style style:name="P564" style:family="paragraph">
      <style:paragraph-properties style:punctuation-wrap="simple" style:line-break="strict" style:writing-mode="lr-tb"/>
    </style:style>
    <text:list-style style:name="L561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style:style style:name="dp59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592" style:family="drawing-page">
      <style:drawing-page-properties presentation:display-header="true" presentation:display-footer="true" presentation:display-page-number="false" presentation:display-date-time="true"/>
    </style:style>
    <style:style style:name="gr597" style:family="graphic">
      <style:graphic-properties style:protect="size"/>
    </style:style>
    <style:style style:name="pr593" style:family="presentation" style:parent-style-name="_ff08_缺省_ff09_标题母版-title">
      <style:graphic-properties fo:min-height="4.244cm" fo:wrap-option="wrap"/>
    </style:style>
    <style:style style:name="pr595" style:family="presentation" style:parent-style-name="_ff08_缺省_ff09_标题母版-subtitle">
      <style:graphic-properties fo:min-height="5.097cm" fo:wrap-option="wrap"/>
    </style:style>
    <style:style style:name="pr596" style:family="presentation" style:parent-style-name="_ff08_缺省_ff09_标题母版-notes">
      <style:graphic-properties draw:auto-grow-height="true" fo:min-height="13.365cm" fo:wrap-option="wrap"/>
    </style:style>
    <style:style style:name="P594" style:family="paragraph">
      <style:paragraph-properties style:punctuation-wrap="simple" style:line-break="strict" style:writing-mode="lr-tb"/>
    </style:style>
    <text:list-style style:name="L591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style:style style:name="dp62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622" style:family="drawing-page">
      <style:drawing-page-properties presentation:display-header="true" presentation:display-footer="true" presentation:display-page-number="false" presentation:display-date-time="true"/>
    </style:style>
    <style:style style:name="gr627" style:family="graphic">
      <style:graphic-properties style:protect="size"/>
    </style:style>
    <style:style style:name="pr623" style:family="presentation" style:parent-style-name="_ff08_缺省_ff09_标题母版-title">
      <style:graphic-properties fo:min-height="4.244cm" fo:wrap-option="wrap"/>
    </style:style>
    <style:style style:name="pr625" style:family="presentation" style:parent-style-name="_ff08_缺省_ff09_标题母版-subtitle">
      <style:graphic-properties fo:min-height="5.097cm" fo:wrap-option="wrap"/>
    </style:style>
    <style:style style:name="pr626" style:family="presentation" style:parent-style-name="_ff08_缺省_ff09_标题母版-notes">
      <style:graphic-properties draw:auto-grow-height="true" fo:min-height="13.365cm" fo:wrap-option="wrap"/>
    </style:style>
    <style:style style:name="P624" style:family="paragraph">
      <style:paragraph-properties style:punctuation-wrap="simple" style:line-break="strict" style:writing-mode="lr-tb"/>
    </style:style>
    <text:list-style style:name="L621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style:style style:name="dp65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652" style:family="drawing-page">
      <style:drawing-page-properties presentation:display-header="true" presentation:display-footer="true" presentation:display-page-number="false" presentation:display-date-time="true"/>
    </style:style>
    <style:style style:name="gr657" style:family="graphic">
      <style:graphic-properties style:protect="size"/>
    </style:style>
    <style:style style:name="pr653" style:family="presentation" style:parent-style-name="_ff08_缺省_ff09_标题母版-title">
      <style:graphic-properties fo:min-height="4.244cm" fo:wrap-option="wrap"/>
    </style:style>
    <style:style style:name="pr655" style:family="presentation" style:parent-style-name="_ff08_缺省_ff09_标题母版-subtitle">
      <style:graphic-properties fo:min-height="5.097cm" fo:wrap-option="wrap"/>
    </style:style>
    <style:style style:name="pr656" style:family="presentation" style:parent-style-name="_ff08_缺省_ff09_标题母版-notes">
      <style:graphic-properties draw:auto-grow-height="true" fo:min-height="13.365cm" fo:wrap-option="wrap"/>
    </style:style>
    <style:style style:name="P654" style:family="paragraph">
      <style:paragraph-properties style:punctuation-wrap="simple" style:line-break="strict" style:writing-mode="lr-tb"/>
    </style:style>
    <text:list-style style:name="L651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321" draw:master-page-name="_ff08_缺省_ff09_标题母版" presentation:presentation-page-layout-name="ALT0">
        <office:forms form:automatic-focus="false" form:apply-design-mode="false"/>
        <draw:frame presentation:style-name="pr323" draw:text-style-name="P324" draw:layer="layout" svg:width="23.848cm" svg:height="4.244cm" svg:x="2.075cm" svg:y="5.742cm" presentation:class="title">
          <draw:text-box>
            <text:p>L1</text:p>
          </draw:text-box>
        </draw:frame>
        <draw:frame presentation:style-name="pr325" draw:text-style-name="P324" draw:layer="layout" svg:width="19.631cm" svg:height="5.097cm" svg:x="4.183cm" svg:y="11.125cm" presentation:class="subtitle">
          <draw:text-box>
            <text:p>Çàâ</text:p>
          </draw:text-box>
        </draw:frame>
        <presentation:notes draw:style-name="dp322">
          <draw:frame presentation:style-name="pr326" draw:text-style-name="P324" draw:layer="layout" svg:width="16.799cm" svg:height="13.365cm" svg:x="2.1cm" svg:y="14.107cm" presentation:class="notes" presentation:placeholder="true">
            <draw:text-box/>
          </draw:frame>
          <draw:page-thumbnail draw:style-name="gr327" draw:layer="layout" svg:width="14.848cm" svg:height="11.136cm" svg:x="3.075cm" svg:y="2.257cm" draw:page-number="1" presentation:class="page"/>
        </presentation:notes>
      </draw:page>
      <draw:page draw:name="page2" draw:style-name="dp351" draw:master-page-name="_ff08_缺省_ff09_标题母版" presentation:presentation-page-layout-name="ALT0">
        <office:forms form:automatic-focus="false" form:apply-design-mode="false"/>
        <draw:frame presentation:style-name="pr353" draw:text-style-name="P354" draw:layer="layout" svg:width="23.848cm" svg:height="4.244cm" svg:x="2.075cm" svg:y="5.742cm" presentation:class="title">
          <draw:text-box>
            <text:p>L2</text:p>
          </draw:text-box>
        </draw:frame>
        <draw:frame presentation:style-name="pr355" draw:text-style-name="P354" draw:layer="layout" svg:width="19.631cm" svg:height="5.097cm" svg:x="4.183cm" svg:y="11.125cm" presentation:class="subtitle">
          <draw:text-box>
            <text:p>ｱｲｳ</text:p>
          </draw:text-box>
        </draw:frame>
        <presentation:notes draw:style-name="dp352">
          <draw:frame presentation:style-name="pr356" draw:text-style-name="P354" draw:layer="layout" svg:width="16.799cm" svg:height="13.365cm" svg:x="2.1cm" svg:y="14.107cm" presentation:class="notes" presentation:placeholder="true">
            <draw:text-box/>
          </draw:frame>
          <draw:page-thumbnail draw:style-name="gr357" draw:layer="layout" svg:width="14.848cm" svg:height="11.136cm" svg:x="3.075cm" svg:y="2.257cm" draw:page-number="2" presentation:class="page"/>
        </presentation:notes>
      </draw:page>
      <draw:page draw:name="page3" draw:style-name="dp381" draw:master-page-name="_ff08_缺省_ff09_标题母版" presentation:presentation-page-layout-name="ALT0">
        <office:forms form:automatic-focus="false" form:apply-design-mode="false"/>
        <draw:frame presentation:style-name="pr383" draw:text-style-name="P384" draw:layer="layout" svg:width="23.848cm" svg:height="5.209cm" svg:x="2.075cm" svg:y="5.26cm" presentation:class="title" presentation:user-transformed="true">
          <draw:text-box>
            <text:p><text:s/><text:line-break/>L3<text:line-break/> </text:p>
          </draw:text-box>
        </draw:frame>
        <draw:frame presentation:style-name="pr385" draw:text-style-name="P384" draw:layer="layout" svg:width="19.631cm" svg:height="5.097cm" svg:x="4.183cm" svg:y="11.125cm" presentation:class="subtitle">
          <draw:text-box>
            <text:p>Дфэ</text:p>
          </draw:text-box>
        </draw:frame>
        <presentation:notes draw:style-name="dp382">
          <draw:frame presentation:style-name="pr386" draw:text-style-name="P384" draw:layer="layout" svg:width="16.799cm" svg:height="13.365cm" svg:x="2.1cm" svg:y="14.107cm" presentation:class="notes" presentation:placeholder="true">
            <draw:text-box/>
          </draw:frame>
          <draw:page-thumbnail draw:style-name="gr387" draw:layer="layout" svg:width="14.848cm" svg:height="11.136cm" svg:x="3.075cm" svg:y="2.257cm" draw:page-number="3" presentation:class="page"/>
        </presentation:notes>
      </draw:page>
      <draw:page draw:name="page4" draw:style-name="dp441" draw:master-page-name="_ff08_缺省_ff09_标题母版" presentation:presentation-page-layout-name="ALT0">
        <office:forms form:automatic-focus="false" form:apply-design-mode="false"/>
        <draw:frame presentation:style-name="pr443" draw:text-style-name="P444" draw:layer="layout" svg:width="23.848cm" svg:height="4.244cm" svg:x="2.075cm" svg:y="5.742cm" presentation:class="title">
          <draw:text-box>
            <text:p>L4</text:p>
          </draw:text-box>
        </draw:frame>
        <draw:frame presentation:style-name="pr445" draw:text-style-name="P444" draw:layer="layout" svg:width="19.631cm" svg:height="5.097cm" svg:x="4.183cm" svg:y="11.125cm" presentation:class="subtitle">
          <draw:text-box>
            <text:p>أبتث</text:p>
          </draw:text-box>
        </draw:frame>
        <presentation:notes draw:style-name="dp442">
          <draw:frame presentation:style-name="pr446" draw:text-style-name="P444" draw:layer="layout" svg:width="16.799cm" svg:height="13.365cm" svg:x="2.1cm" svg:y="14.107cm" presentation:class="notes" presentation:placeholder="true">
            <draw:text-box/>
          </draw:frame>
          <draw:page-thumbnail draw:style-name="gr447" draw:layer="layout" svg:width="14.848cm" svg:height="11.136cm" svg:x="3.075cm" svg:y="2.257cm" draw:page-number="4" presentation:class="page"/>
        </presentation:notes>
      </draw:page>
      <draw:page draw:name="page5" draw:style-name="dp441" draw:master-page-name="_ff08_缺省_ff09_标题母版" presentation:presentation-page-layout-name="ALT0">
        <office:forms form:automatic-focus="false" form:apply-design-mode="false"/>
        <draw:frame presentation:style-name="pr443" draw:text-style-name="P444" draw:layer="layout" svg:width="23.848cm" svg:height="4.244cm" svg:x="2.075cm" svg:y="5.742cm" presentation:class="title">
          <draw:text-box>
            <text:p>L5</text:p>
          </draw:text-box>
        </draw:frame>
        <draw:frame presentation:style-name="pr445" draw:text-style-name="P444" draw:layer="layout" svg:width="19.631cm" svg:height="5.097cm" svg:x="4.183cm" svg:y="11.125cm" presentation:class="subtitle">
          <draw:text-box>
            <text:p>अइउ</text:p>
          </draw:text-box>
        </draw:frame>
        <presentation:notes draw:style-name="dp442">
          <draw:frame presentation:style-name="pr446" draw:text-style-name="P444" draw:layer="layout" svg:width="16.799cm" svg:height="13.365cm" svg:x="2.1cm" svg:y="14.107cm" presentation:class="notes" presentation:placeholder="true">
            <draw:text-box/>
          </draw:frame>
          <draw:page-thumbnail draw:style-name="gr447" draw:layer="layout" svg:width="14.848cm" svg:height="11.136cm" svg:x="3.075cm" svg:y="2.257cm" draw:page-number="5" presentation:class="page"/>
        </presentation:notes>
      </draw:page>
      <draw:page draw:name="page6" draw:style-name="dp471" draw:master-page-name="_ff08_缺省_ff09_标题母版" presentation:presentation-page-layout-name="ALT0">
        <office:forms form:automatic-focus="false" form:apply-design-mode="false"/>
        <draw:frame presentation:style-name="pr473" draw:text-style-name="P474" draw:layer="layout" svg:width="23.848cm" svg:height="4.244cm" svg:x="2.075cm" svg:y="5.742cm" presentation:class="title">
          <draw:text-box>
            <text:p>L6</text:p>
          </draw:text-box>
        </draw:frame>
        <draw:frame presentation:style-name="pr475" draw:text-style-name="P474" draw:layer="layout" svg:width="19.631cm" svg:height="5.097cm" svg:x="4.183cm" svg:y="11.125cm" presentation:class="subtitle">
          <draw:text-box>
            <text:p>€</text:p>
          </draw:text-box>
        </draw:frame>
        <presentation:notes draw:style-name="dp472">
          <draw:frame presentation:style-name="pr476" draw:text-style-name="P474" draw:layer="layout" svg:width="16.799cm" svg:height="13.365cm" svg:x="2.1cm" svg:y="14.107cm" presentation:class="notes" presentation:placeholder="true">
            <draw:text-box/>
          </draw:frame>
          <draw:page-thumbnail draw:style-name="gr477" draw:layer="layout" svg:width="14.848cm" svg:height="11.136cm" svg:x="3.075cm" svg:y="2.257cm" draw:page-number="6" presentation:class="page"/>
        </presentation:notes>
      </draw:page>
      <draw:page draw:name="page7" draw:style-name="dp501" draw:master-page-name="_ff08_缺省_ff09_标题母版" presentation:presentation-page-layout-name="ALT0">
        <office:forms form:automatic-focus="false" form:apply-design-mode="false"/>
        <draw:frame presentation:style-name="pr503" draw:text-style-name="P504" draw:layer="layout" svg:width="23.848cm" svg:height="4.244cm" svg:x="2.075cm" svg:y="5.742cm" presentation:class="title">
          <draw:text-box>
            <text:p>L7</text:p>
          </draw:text-box>
        </draw:frame>
        <draw:frame presentation:style-name="pr505" draw:text-style-name="P504" draw:layer="layout" svg:width="19.631cm" svg:height="5.097cm" svg:x="4.183cm" svg:y="11.125cm" presentation:class="subtitle">
          <draw:text-box>
            <text:p>¥</text:p>
          </draw:text-box>
        </draw:frame>
        <presentation:notes draw:style-name="dp502">
          <draw:frame presentation:style-name="pr506" draw:text-style-name="P504" draw:layer="layout" svg:width="16.799cm" svg:height="13.365cm" svg:x="2.1cm" svg:y="14.107cm" presentation:class="notes" presentation:placeholder="true">
            <draw:text-box/>
          </draw:frame>
          <draw:page-thumbnail draw:style-name="gr507" draw:layer="layout" svg:width="14.848cm" svg:height="11.136cm" svg:x="3.075cm" svg:y="2.257cm" draw:page-number="7" presentation:class="page"/>
        </presentation:notes>
      </draw:page>
      <draw:page draw:name="page8" draw:style-name="dp561" draw:master-page-name="_ff08_缺省_ff09_标题母版" presentation:presentation-page-layout-name="ALT0">
        <office:forms form:automatic-focus="false" form:apply-design-mode="false"/>
        <draw:frame presentation:style-name="pr563" draw:text-style-name="P564" draw:layer="layout" svg:width="23.848cm" svg:height="5.209cm" svg:x="2.075cm" svg:y="5.26cm" presentation:class="title" presentation:user-transformed="true">
          <draw:text-box>
            <text:p><text:s/><text:line-break/>E1,E2,E3<text:line-break/> </text:p>
          </draw:text-box>
        </draw:frame>
        <draw:frame presentation:style-name="pr565" draw:text-style-name="P564" draw:layer="layout" svg:width="19.631cm" svg:height="5.097cm" svg:x="4.183cm" svg:y="11.125cm" presentation:class="subtitle">
          <draw:text-box>
            <text:p>鯵㈱表噂ソ十豹竹敷～兎椄＊＠＇</text:p>
          </draw:text-box>
        </draw:frame>
        <presentation:notes draw:style-name="dp562">
          <draw:frame presentation:style-name="pr566" draw:text-style-name="P564" draw:layer="layout" svg:width="16.799cm" svg:height="13.365cm" svg:x="2.1cm" svg:y="14.107cm" presentation:class="notes" presentation:placeholder="true">
            <draw:text-box/>
          </draw:frame>
          <draw:page-thumbnail draw:style-name="gr567" draw:layer="layout" svg:width="14.848cm" svg:height="11.136cm" svg:x="3.075cm" svg:y="2.257cm" draw:page-number="8" presentation:class="page"/>
        </presentation:notes>
      </draw:page>
      <draw:page draw:name="page9" draw:style-name="dp621" draw:master-page-name="_ff08_缺省_ff09_标题母版" presentation:presentation-page-layout-name="ALT0">
        <office:forms form:automatic-focus="false" form:apply-design-mode="false"/>
        <draw:frame presentation:style-name="pr623" draw:text-style-name="P624" draw:layer="layout" svg:width="23.848cm" svg:height="6.945cm" svg:x="2.075cm" svg:y="4.392cm" presentation:class="title" presentation:user-transformed="true">
          <draw:text-box>
            <text:p><text:s/><text:line-break/>U1,U2,​<text:line-break/>U3A,U3B,U4<text:line-break/> </text:p>
          </draw:text-box>
        </draw:frame>
        <draw:frame presentation:style-name="pr625" draw:text-style-name="P624" draw:layer="layout" svg:width="19.631cm" svg:height="5.097cm" svg:x="4.183cm" svg:y="11.125cm" presentation:class="subtitle">
          <draw:text-box>
            <text:p>鷗㐀葛渚噓𠀋𪆐𪚲か゚</text:p>
          </draw:text-box>
        </draw:frame>
        <presentation:notes draw:style-name="dp622">
          <draw:frame presentation:style-name="pr626" draw:text-style-name="P624" draw:layer="layout" svg:width="16.799cm" svg:height="13.365cm" svg:x="2.1cm" svg:y="14.107cm" presentation:class="notes" presentation:placeholder="true">
            <draw:text-box/>
          </draw:frame>
          <draw:page-thumbnail draw:style-name="gr627" draw:layer="layout" svg:width="14.848cm" svg:height="11.136cm" svg:x="3.075cm" svg:y="2.257cm" draw:page-number="9" presentation:class="page"/>
        </presentation:notes>
      </draw:page>
      <draw:page draw:name="page10" draw:style-name="dp621" draw:master-page-name="_ff08_缺省_ff09_标题母版" presentation:presentation-page-layout-name="ALT0">
        <office:forms form:automatic-focus="false" form:apply-design-mode="false"/>
        <draw:frame presentation:style-name="pr623" draw:text-style-name="P624" draw:layer="layout" svg:width="23.848cm" svg:height="4.244cm" svg:x="2.075cm" svg:y="5.742cm" presentation:class="title">
          <draw:text-box>
            <text:p>G1</text:p>
          </draw:text-box>
        </draw:frame>
        <draw:frame presentation:style-name="pr625" draw:text-style-name="P624" draw:layer="layout" svg:width="19.631cm" svg:height="5.097cm" svg:x="4.183cm" svg:y="11.125cm" presentation:class="subtitle">
          <draw:text-box>
            <text:p>啊☆€㐁ᠠﭖꀀༀ䨭抎駡U郂</text:p>
          </draw:text-box>
        </draw:frame>
        <presentation:notes draw:style-name="dp622">
          <draw:frame presentation:style-name="pr626" draw:text-style-name="P624" draw:layer="layout" svg:width="16.799cm" svg:height="13.365cm" svg:x="2.1cm" svg:y="14.107cm" presentation:class="notes" presentation:placeholder="true">
            <draw:text-box/>
          </draw:frame>
          <draw:page-thumbnail draw:style-name="gr627" draw:layer="layout" svg:width="14.848cm" svg:height="11.136cm" svg:x="3.075cm" svg:y="2.257cm" draw:page-number="10" presentation:class="page"/>
        </presentation:notes>
      </draw:page>
      <draw:page draw:name="page11" draw:style-name="dp651" draw:master-page-name="_ff08_缺省_ff09_标题母版" presentation:presentation-page-layout-name="ALT0">
        <office:forms form:automatic-focus="false" form:apply-design-mode="false"/>
        <draw:frame presentation:style-name="pr653" draw:text-style-name="P654" draw:layer="layout" svg:width="23.848cm" svg:height="4.244cm" svg:x="2.075cm" svg:y="5.742cm" presentation:class="title">
          <draw:text-box>
            <text:p>G2</text:p>
          </draw:text-box>
        </draw:frame>
        <draw:frame presentation:style-name="pr655" draw:text-style-name="P654" draw:layer="layout" svg:width="19.631cm" svg:height="5.097cm" svg:x="4.183cm" svg:y="11.125cm" presentation:class="subtitle">
          <draw:text-box>
            <text:p>𠀀𠀁𠀂𠀃𠀄𪛔𪛕𪛖</text:p>
          </draw:text-box>
        </draw:frame>
        <presentation:notes draw:style-name="dp652">
          <draw:frame presentation:style-name="pr656" draw:text-style-name="P654" draw:layer="layout" svg:width="16.799cm" svg:height="13.365cm" svg:x="2.1cm" svg:y="14.107cm" presentation:class="notes" presentation:placeholder="true">
            <draw:text-box/>
          </draw:frame>
          <draw:page-thumbnail draw:style-name="gr657" draw:layer="layout" svg:width="14.848cm" svg:height="11.136cm" svg:x="3.075cm" svg:y="2.257cm" draw:page-number="11" presentation:class="page"/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Arial" style:font-family-generic="roman" style:font-pitch="variable" fo:font-size="24pt" fo:language="en" fo:country="US" style:font-family-asian="宋体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.06cm" svg:stroke-color="#808080" draw:marker-start-width="0.3cm" draw:marker-start-center="false" draw:marker-end-width="0.3cm" draw:marker-end-center="false" draw:fill="solid" draw:fill-color="#ffff99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color="#008080" draw:shadow="visible" draw:shadow-offset-x="0.2cm" draw:shadow-offset-y="0.2cm" draw:shadow-color="#808080"/>
      <style:paragraph-properties fo:margin-top="0.42cm" fo:margin-bottom="0.21cm" fo:text-align="center"/>
      <style:text-properties fo:font-size="18pt" fo:font-weight="bold"/>
    </style:style>
    <style:style style:name="headline2" style:family="graphic" style:parent-style-name="standard">
      <style:graphic-properties draw:stroke="none" svg:stroke-width="0.05cm" draw:fill="none" draw:fill-color="#ffcc99" draw:shadow="visible" draw:shadow-offset-x="0.2cm" draw:shadow-offset-y="0.2cm" draw:shadow-color="#808080"/>
      <style:paragraph-properties fo:margin-left="0cm" fo:margin-right="0.2cm" fo:margin-top="0.42cm" fo:margin-bottom="0.21cm" fo:text-align="center" fo:text-indent="0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_ff08_缺省_ff09_标题母版-background" style:display-name="（缺省）标题母版-background" style:family="presentation">
      <style:graphic-properties draw:stroke="none" draw:fill="none"/>
      <style:text-properties style:letter-kerning="true"/>
    </style:style>
    <style:style style:name="_ff08_缺省_ff09_标题母版-backgroundobjects" style:display-name="（缺省）标题母版-backgroundobjects" style:family="presentation">
      <style:graphic-properties svg:stroke-width="0.06cm" svg:stroke-color="#808080" draw:fill-color="#ffff99" draw:shadow="hidden" draw:shadow-offset-x="0.3cm" draw:shadow-offset-y="0.3cm" draw:shadow-color="#808080"/>
      <style:text-properties style:letter-kerning="true"/>
    </style:style>
    <style:style style:name="_ff08_缺省_ff09_标题母版-notes" style:display-name="（缺省）标题母版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_ff08_缺省_ff09_标题母版-outline1" style:display-name="（缺省）标题母版-outline1" style:family="presentation">
      <style:graphic-properties draw:stroke="none" draw:fill="none">
        <text:list-style style:name="_ff08_缺省_ff09_标题母版-outline1" style:display-name="（缺省）标题母版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ff08_缺省_ff09_标题母版-outline2" style:display-name="（缺省）标题母版-outline2" style:family="presentation" style:parent-style-name="_ff08_缺省_ff09_标题母版-outline1">
      <style:paragraph-properties fo:margin-top="0cm" fo:margin-bottom="0.4cm"/>
      <style:text-properties fo:font-size="28pt" style:font-size-asian="28pt" style:font-size-complex="28pt"/>
    </style:style>
    <style:style style:name="_ff08_缺省_ff09_标题母版-outline3" style:display-name="（缺省）标题母版-outline3" style:family="presentation" style:parent-style-name="_ff08_缺省_ff09_标题母版-outline2">
      <style:paragraph-properties fo:margin-top="0cm" fo:margin-bottom="0.3cm"/>
      <style:text-properties fo:font-size="24pt" style:font-size-asian="24pt" style:font-size-complex="24pt"/>
    </style:style>
    <style:style style:name="_ff08_缺省_ff09_标题母版-outline4" style:display-name="（缺省）标题母版-outline4" style:family="presentation" style:parent-style-name="_ff08_缺省_ff09_标题母版-outline3">
      <style:paragraph-properties fo:margin-top="0cm" fo:margin-bottom="0.2cm"/>
      <style:text-properties fo:font-size="20pt" style:font-size-asian="20pt" style:font-size-complex="20pt"/>
    </style:style>
    <style:style style:name="_ff08_缺省_ff09_标题母版-outline5" style:display-name="（缺省）标题母版-outline5" style:family="presentation" style:parent-style-name="_ff08_缺省_ff09_标题母版-outline4">
      <style:paragraph-properties fo:margin-top="0cm" fo:margin-bottom="0.1cm"/>
      <style:text-properties fo:font-size="20pt" style:font-size-asian="20pt" style:font-size-complex="20pt"/>
    </style:style>
    <style:style style:name="_ff08_缺省_ff09_标题母版-outline6" style:display-name="（缺省）标题母版-outline6" style:family="presentation" style:parent-style-name="_ff08_缺省_ff09_标题母版-outline5">
      <style:paragraph-properties fo:margin-top="0cm" fo:margin-bottom="0.1cm"/>
      <style:text-properties fo:font-size="20pt" style:font-size-asian="20pt" style:font-size-complex="20pt"/>
    </style:style>
    <style:style style:name="_ff08_缺省_ff09_标题母版-outline7" style:display-name="（缺省）标题母版-outline7" style:family="presentation" style:parent-style-name="_ff08_缺省_ff09_标题母版-outline6">
      <style:paragraph-properties fo:margin-top="0cm" fo:margin-bottom="0.1cm"/>
      <style:text-properties fo:font-size="20pt" style:font-size-asian="20pt" style:font-size-complex="20pt"/>
    </style:style>
    <style:style style:name="_ff08_缺省_ff09_标题母版-outline8" style:display-name="（缺省）标题母版-outline8" style:family="presentation" style:parent-style-name="_ff08_缺省_ff09_标题母版-outline7">
      <style:paragraph-properties fo:margin-top="0cm" fo:margin-bottom="0.1cm"/>
      <style:text-properties fo:font-size="20pt" style:font-size-asian="20pt" style:font-size-complex="20pt"/>
    </style:style>
    <style:style style:name="_ff08_缺省_ff09_标题母版-outline9" style:display-name="（缺省）标题母版-outline9" style:family="presentation" style:parent-style-name="_ff08_缺省_ff09_标题母版-outline8">
      <style:paragraph-properties fo:margin-top="0cm" fo:margin-bottom="0.1cm"/>
      <style:text-properties fo:font-size="20pt" style:font-size-asian="20pt" style:font-size-complex="20pt"/>
    </style:style>
    <style:style style:name="_ff08_缺省_ff09_标题母版-subtitle" style:display-name="（缺省）标题母版-subtitle" style:family="presentation">
      <style:graphic-properties draw:stroke="none" draw:fill="none" draw:textarea-vertical-align="middle">
        <text:list-style style:name="_ff08_缺省_ff09_标题母版-subtitle" style:display-name="（缺省）标题母版-sub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ff08_缺省_ff09_标题母版-title" style:display-name="（缺省）标题母版-title" style:family="presentation">
      <style:graphic-properties draw:stroke="none" draw:fill="none" draw:textarea-vertical-align="middle">
        <text:list-style style:name="_ff08_缺省_ff09_标题母版-title" style:display-name="（缺省）标题母版-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_ff08_缺省_ff09_标题_2f_文本母版-background" style:display-name="（缺省）标题/文本母版-background" style:family="presentation">
      <style:graphic-properties draw:stroke="none" draw:fill="none"/>
      <style:text-properties style:letter-kerning="true"/>
    </style:style>
    <style:style style:name="_ff08_缺省_ff09_标题_2f_文本母版-backgroundobjects" style:display-name="（缺省）标题/文本母版-backgroundobjects" style:family="presentation">
      <style:graphic-properties svg:stroke-width="0.06cm" svg:stroke-color="#808080" draw:fill-color="#ffff99" draw:shadow="hidden" draw:shadow-offset-x="0.3cm" draw:shadow-offset-y="0.3cm" draw:shadow-color="#808080"/>
      <style:text-properties style:letter-kerning="true"/>
    </style:style>
    <style:style style:name="_ff08_缺省_ff09_标题_2f_文本母版-notes" style:display-name="（缺省）标题/文本母版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_ff08_缺省_ff09_标题_2f_文本母版-outline1" style:display-name="（缺省）标题/文本母版-outline1" style:family="presentation">
      <style:graphic-properties draw:stroke="none" draw:fill="none">
        <text:list-style style:name="_ff08_缺省_ff09_标题_2f_文本母版-outline1" style:display-name="（缺省）标题/文本母版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ff08_缺省_ff09_标题_2f_文本母版-outline2" style:display-name="（缺省）标题/文本母版-outline2" style:family="presentation" style:parent-style-name="_ff08_缺省_ff09_标题_2f_文本母版-outline1">
      <style:paragraph-properties fo:margin-top="0cm" fo:margin-bottom="0.4cm"/>
      <style:text-properties fo:font-size="28pt" style:font-size-asian="28pt" style:font-size-complex="28pt"/>
    </style:style>
    <style:style style:name="_ff08_缺省_ff09_标题_2f_文本母版-outline3" style:display-name="（缺省）标题/文本母版-outline3" style:family="presentation" style:parent-style-name="_ff08_缺省_ff09_标题_2f_文本母版-outline2">
      <style:paragraph-properties fo:margin-top="0cm" fo:margin-bottom="0.3cm"/>
      <style:text-properties fo:font-size="24pt" style:font-size-asian="24pt" style:font-size-complex="24pt"/>
    </style:style>
    <style:style style:name="_ff08_缺省_ff09_标题_2f_文本母版-outline4" style:display-name="（缺省）标题/文本母版-outline4" style:family="presentation" style:parent-style-name="_ff08_缺省_ff09_标题_2f_文本母版-outline3">
      <style:paragraph-properties fo:margin-top="0cm" fo:margin-bottom="0.2cm"/>
      <style:text-properties fo:font-size="20pt" style:font-size-asian="20pt" style:font-size-complex="20pt"/>
    </style:style>
    <style:style style:name="_ff08_缺省_ff09_标题_2f_文本母版-outline5" style:display-name="（缺省）标题/文本母版-outline5" style:family="presentation" style:parent-style-name="_ff08_缺省_ff09_标题_2f_文本母版-outline4">
      <style:paragraph-properties fo:margin-top="0cm" fo:margin-bottom="0.1cm"/>
      <style:text-properties fo:font-size="20pt" style:font-size-asian="20pt" style:font-size-complex="20pt"/>
    </style:style>
    <style:style style:name="_ff08_缺省_ff09_标题_2f_文本母版-outline6" style:display-name="（缺省）标题/文本母版-outline6" style:family="presentation" style:parent-style-name="_ff08_缺省_ff09_标题_2f_文本母版-outline5">
      <style:paragraph-properties fo:margin-top="0cm" fo:margin-bottom="0.1cm"/>
      <style:text-properties fo:font-size="20pt" style:font-size-asian="20pt" style:font-size-complex="20pt"/>
    </style:style>
    <style:style style:name="_ff08_缺省_ff09_标题_2f_文本母版-outline7" style:display-name="（缺省）标题/文本母版-outline7" style:family="presentation" style:parent-style-name="_ff08_缺省_ff09_标题_2f_文本母版-outline6">
      <style:paragraph-properties fo:margin-top="0cm" fo:margin-bottom="0.1cm"/>
      <style:text-properties fo:font-size="20pt" style:font-size-asian="20pt" style:font-size-complex="20pt"/>
    </style:style>
    <style:style style:name="_ff08_缺省_ff09_标题_2f_文本母版-outline8" style:display-name="（缺省）标题/文本母版-outline8" style:family="presentation" style:parent-style-name="_ff08_缺省_ff09_标题_2f_文本母版-outline7">
      <style:paragraph-properties fo:margin-top="0cm" fo:margin-bottom="0.1cm"/>
      <style:text-properties fo:font-size="20pt" style:font-size-asian="20pt" style:font-size-complex="20pt"/>
    </style:style>
    <style:style style:name="_ff08_缺省_ff09_标题_2f_文本母版-outline9" style:display-name="（缺省）标题/文本母版-outline9" style:family="presentation" style:parent-style-name="_ff08_缺省_ff09_标题_2f_文本母版-outline8">
      <style:paragraph-properties fo:margin-top="0cm" fo:margin-bottom="0.1cm"/>
      <style:text-properties fo:font-size="20pt" style:font-size-asian="20pt" style:font-size-complex="20pt"/>
    </style:style>
    <style:style style:name="_ff08_缺省_ff09_标题_2f_文本母版-subtitle" style:display-name="（缺省）标题/文本母版-subtitle" style:family="presentation">
      <style:graphic-properties draw:stroke="none" draw:fill="none" draw:textarea-vertical-align="middle">
        <text:list-style style:name="_ff08_缺省_ff09_标题_2f_文本母版-subtitle" style:display-name="（缺省）标题/文本母版-sub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ff08_缺省_ff09_标题_2f_文本母版-title" style:display-name="（缺省）标题/文本母版-title" style:family="presentation">
      <style:graphic-properties draw:stroke="none" draw:fill="none" draw:textarea-vertical-align="middle">
        <text:list-style style:name="_ff08_缺省_ff09_标题_2f_文本母版-title" style:display-name="（缺省）标题/文本母版-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628" style:family="drawing-page">
      <style:drawing-page-properties draw:background-size="border" draw:fill="none"/>
    </style:style>
    <style:style style:name="Mdp629" style:family="drawing-page">
      <style:drawing-page-properties presentation:display-header="true" presentation:display-footer="true" presentation:display-page-number="false" presentation:display-date-time="true"/>
    </style:style>
    <style:style style:name="Mgr632" style:family="graphic" style:parent-style-name="standard">
      <style:graphic-properties draw:stroke="none" draw:fill="none" draw:fill-color="#ffffff" draw:auto-grow-height="false" fo:min-height="1.485cm" fo:wrap-option="wrap"/>
    </style:style>
    <style:style style:name="Mgr636" style:family="graphic" style:parent-style-name="standard">
      <style:graphic-properties draw:stroke="none" draw:fill="none" draw:fill-color="#ffffff" draw:textarea-vertical-align="bottom" draw:auto-grow-height="false" fo:min-height="1.485cm" fo:wrap-option="wrap"/>
    </style:style>
    <style:style style:name="Mpr637" style:family="presentation" style:parent-style-name="_ff08_缺省_ff09_标题母版-title">
      <style:graphic-properties fo:wrap-option="wrap"/>
    </style:style>
    <style:style style:name="Mpr638" style:family="presentation" style:parent-style-name="_ff08_缺省_ff09_标题母版-subtitle">
      <style:graphic-properties fo:wrap-option="wrap"/>
    </style:style>
    <style:style style:name="Mpr639" style:family="presentation" style:parent-style-name="_ff08_缺省_ff09_标题母版-backgroundobjects">
      <style:graphic-properties draw:stroke="none" draw:fill="none" draw:auto-grow-height="false" fo:min-height="1.449cm" fo:wrap-option="wrap"/>
    </style:style>
    <style:style style:name="Mpr642" style:family="presentation" style:parent-style-name="_ff08_缺省_ff09_标题母版-notes">
      <style:graphic-properties fo:wrap-option="wrap"/>
    </style:style>
    <style:style style:name="Mpr643" style:family="presentation" style:parent-style-name="_ff08_缺省_ff09_标题母版-backgroundobjects">
      <style:graphic-properties draw:stroke="none" draw:fill="none" draw:auto-grow-height="false" fo:min-height="1.485cm" fo:wrap-option="wrap"/>
    </style:style>
    <style:style style:name="Mpr644" style:family="presentation" style:parent-style-name="_ff08_缺省_ff09_标题母版-backgroundobjects">
      <style:graphic-properties draw:stroke="none" draw:fill="none" draw:textarea-vertical-align="bottom" draw:auto-grow-height="false" fo:min-height="1.485cm" fo:wrap-option="wrap"/>
    </style:style>
    <style:style style:name="Mpr645" style:family="presentation" style:parent-style-name="_ff08_缺省_ff09_标题_2f_文本母版-title">
      <style:graphic-properties fo:wrap-option="wrap"/>
    </style:style>
    <style:style style:name="Mpr646" style:family="presentation" style:parent-style-name="_ff08_缺省_ff09_标题_2f_文本母版-outline1">
      <style:graphic-properties fo:wrap-option="wrap"/>
    </style:style>
    <style:style style:name="Mpr647" style:family="presentation" style:parent-style-name="_ff08_缺省_ff09_标题_2f_文本母版-backgroundobjects">
      <style:graphic-properties draw:stroke="none" draw:fill="none" draw:auto-grow-height="false" fo:min-height="1.449cm" fo:wrap-option="wrap"/>
    </style:style>
    <style:style style:name="Mpr648" style:family="presentation" style:parent-style-name="_ff08_缺省_ff09_标题_2f_文本母版-notes">
      <style:graphic-properties fo:wrap-option="wrap"/>
    </style:style>
    <style:style style:name="Mpr649" style:family="presentation" style:parent-style-name="_ff08_缺省_ff09_标题_2f_文本母版-backgroundobjects">
      <style:graphic-properties draw:stroke="none" draw:fill="none" draw:auto-grow-height="false" fo:min-height="1.485cm" fo:wrap-option="wrap"/>
    </style:style>
    <style:style style:name="Mpr650" style:family="presentation" style:parent-style-name="_ff08_缺省_ff09_标题_2f_文本母版-backgroundobjects">
      <style:graphic-properties draw:stroke="none" draw:fill="none" draw:textarea-vertical-align="bottom" draw:auto-grow-height="false" fo:min-height="1.485cm" fo:wrap-option="wrap"/>
    </style:style>
    <style:style style:name="MP630" style:family="paragraph">
      <style:paragraph-properties style:line-break="strict"/>
      <style:text-properties fo:font-size="14pt" style:font-size-asian="14pt" style:font-size-complex="14pt"/>
    </style:style>
    <style:style style:name="MP633" style:family="paragraph"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634" style:family="paragraph">
      <style:paragraph-properties fo:text-align="end" style:line-break="strict"/>
      <style:text-properties fo:font-size="14pt" style:font-size-asian="14pt" style:font-size-complex="14pt"/>
    </style:style>
    <style:style style:name="MP635" style:family="paragraph"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P640" style:family="paragraph">
      <style:paragraph-properties fo:text-align="center" style:line-break="strict"/>
      <style:text-properties fo:font-size="14pt" style:font-size-asian="14pt" style:font-size-complex="14pt"/>
    </style:style>
    <style:style style:name="MP641" style:family="paragraph">
      <style:paragraph-properties fo:text-align="center" style:punctuation-wrap="simple" style:line-break="strict" style:writing-mode="lr-tb"/>
      <style:text-properties fo:font-size="14pt" style:font-size-asian="14pt" style:font-size-complex="14pt"/>
    </style:style>
    <style:style style:name="MT631" style:family="text">
      <style:text-properties fo:font-size="14pt" style:font-size-asian="14pt" style:font-size-complex="14pt"/>
    </style:style>
    <text:list-style style:name="ML628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ML629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T26" style:page-layout-name="PM0" draw:style-name="Mdp629">
      <draw:page-thumbnail draw:layer="backgroundobjects" svg:width="8.999cm" svg:height="6.749cm" svg:x="1cm" svg:y="2.898cm" draw:page-number="1"/>
      <draw:page-thumbnail draw:layer="backgroundobjects" svg:width="8.999cm" svg:height="6.749cm" svg:x="1cm" svg:y="11.474cm" draw:page-number="1"/>
      <draw:page-thumbnail draw:layer="backgroundobjects" svg:width="8.999cm" svg:height="6.749cm" svg:x="1cm" svg:y="20.05cm" draw:page-number="1"/>
      <draw:page-thumbnail draw:layer="backgroundobjects" svg:width="8.999cm" svg:height="6.749cm" svg:x="11cm" svg:y="2.898cm" draw:page-number="1"/>
      <draw:page-thumbnail draw:layer="backgroundobjects" svg:width="8.999cm" svg:height="6.749cm" svg:x="11cm" svg:y="11.474cm" draw:page-number="1"/>
      <draw:page-thumbnail draw:layer="backgroundobjects" svg:width="8.999cm" svg:height="6.749cm" svg:x="11cm" svg:y="20.05cm" draw:page-number="1"/>
      <draw:frame draw:style-name="Mgr632" draw:text-style-name="MP633" draw:layer="backgroundobjects" svg:width="9.113cm" svg:height="1.484cm" svg:x="0cm" svg:y="0cm" presentation:class="header">
        <draw:text-box>
          <text:p text:style-name="MP630"><text:span text:style-name="MT631"><presentation:header/></text:span></text:p>
        </draw:text-box>
      </draw:frame>
      <draw:frame draw:style-name="Mgr632" draw:text-style-name="MP635" draw:layer="backgroundobjects" svg:width="9.113cm" svg:height="1.484cm" svg:x="11.886cm" svg:y="0cm" presentation:class="date-time">
        <draw:text-box>
          <text:p text:style-name="MP634"><text:span text:style-name="MT631"><presentation:date-time/></text:span></text:p>
        </draw:text-box>
      </draw:frame>
      <draw:frame draw:style-name="Mgr636" draw:text-style-name="MP633" draw:layer="backgroundobjects" svg:width="9.113cm" svg:height="1.484cm" svg:x="0cm" svg:y="28.215cm" presentation:class="footer">
        <draw:text-box>
          <text:p text:style-name="MP630"><text:span text:style-name="MT631"><presentation:footer/></text:span></text:p>
        </draw:text-box>
      </draw:frame>
      <draw:frame draw:style-name="Mgr636" draw:text-style-name="MP635" draw:layer="backgroundobjects" svg:width="9.113cm" svg:height="1.484cm" svg:x="11.886cm" svg:y="28.215cm" presentation:class="page-number">
        <draw:text-box>
          <text:p text:style-name="MP634"><text:span text:style-name="MT631"><text:page-number>&lt;数字&gt;</text:page-number></text:span></text:p>
        </draw:text-box>
      </draw:frame>
    </style:handout-master>
    <style:master-page style:name="_ff08_缺省_ff09_标题母版" style:display-name="（缺省）标题母版" style:page-layout-name="PM1" draw:style-name="Mdp628">
      <draw:frame presentation:style-name="Mpr637" draw:layer="backgroundobjects" svg:width="23.848cm" svg:height="4.494cm" svg:x="2.075cm" svg:y="5.617cm" presentation:class="title" presentation:placeholder="true">
        <draw:text-box/>
      </draw:frame>
      <draw:frame presentation:style-name="Mpr638" draw:layer="backgroundobjects" svg:width="19.631cm" svg:height="5.347cm" svg:x="4.183cm" svg:y="11cm" presentation:class="subtitle" presentation:placeholder="true">
        <draw:text-box/>
      </draw:frame>
      <draw:frame presentation:style-name="Mpr639" draw:text-style-name="MP633" draw:layer="backgroundobjects" svg:width="6.523cm" svg:height="1.448cm" svg:x="1.4cm" svg:y="19.131cm" presentation:class="date-time">
        <draw:text-box>
          <text:p text:style-name="MP630"><text:span text:style-name="MT631"><presentation:date-time/></text:span></text:p>
        </draw:text-box>
      </draw:frame>
      <draw:frame presentation:style-name="Mpr639" draw:text-style-name="MP641" draw:layer="backgroundobjects" svg:width="8.875cm" svg:height="1.448cm" svg:x="9.576cm" svg:y="19.131cm" presentation:class="footer">
        <draw:text-box>
          <text:p text:style-name="MP640"><text:span text:style-name="MT631"><presentation:footer/></text:span></text:p>
        </draw:text-box>
      </draw:frame>
      <draw:frame presentation:style-name="Mpr639" draw:text-style-name="MP635" draw:layer="backgroundobjects" svg:width="6.523cm" svg:height="1.448cm" svg:x="20.076cm" svg:y="19.131cm" presentation:class="page-number">
        <draw:text-box>
          <text:p text:style-name="MP634"><text:span text:style-name="MT631"><text:page-number>&lt;数字&gt;</text:page-number></text:span></text:p>
        </draw:text-box>
      </draw:frame>
      <presentation:notes style:page-layout-name="PM0">
        <draw:page-thumbnail presentation:style-name="Mpr637" draw:layer="backgroundobjects" svg:width="14.848cm" svg:height="11.136cm" svg:x="3.075cm" svg:y="2.257cm" presentation:class="page"/>
        <draw:frame presentation:style-name="Mpr642" draw:layer="backgroundobjects" svg:width="16.799cm" svg:height="13.364cm" svg:x="2.1cm" svg:y="14.107cm" presentation:class="notes" presentation:placeholder="true">
          <draw:text-box/>
        </draw:frame>
        <draw:frame presentation:style-name="Mpr643" draw:text-style-name="MP633" draw:layer="backgroundobjects" svg:width="9.113cm" svg:height="1.484cm" svg:x="0cm" svg:y="0cm" presentation:class="header">
          <draw:text-box>
            <text:p text:style-name="MP630"><text:span text:style-name="MT631"><presentation:header/></text:span></text:p>
          </draw:text-box>
        </draw:frame>
        <draw:frame presentation:style-name="Mpr643" draw:text-style-name="MP635" draw:layer="backgroundobjects" svg:width="9.113cm" svg:height="1.484cm" svg:x="11.886cm" svg:y="0cm" presentation:class="date-time">
          <draw:text-box>
            <text:p text:style-name="MP634"><text:span text:style-name="MT631"><presentation:date-time/></text:span></text:p>
          </draw:text-box>
        </draw:frame>
        <draw:frame presentation:style-name="Mpr644" draw:text-style-name="MP633" draw:layer="backgroundobjects" svg:width="9.113cm" svg:height="1.484cm" svg:x="0cm" svg:y="28.215cm" presentation:class="footer">
          <draw:text-box>
            <text:p text:style-name="MP630"><text:span text:style-name="MT631"><presentation:footer/></text:span></text:p>
          </draw:text-box>
        </draw:frame>
        <draw:frame presentation:style-name="Mpr644" draw:text-style-name="MP635" draw:layer="backgroundobjects" svg:width="9.113cm" svg:height="1.484cm" svg:x="11.886cm" svg:y="28.215cm" presentation:class="page-number">
          <draw:text-box>
            <text:p text:style-name="MP634"><text:span text:style-name="MT631"><text:page-number>&lt;数字&gt;</text:page-number></text:span></text:p>
          </draw:text-box>
        </draw:frame>
      </presentation:notes>
    </style:master-page>
    <style:master-page style:name="_ff08_缺省_ff09_标题_2f_文本母版" style:display-name="（缺省）标题/文本母版" style:page-layout-name="PM1" draw:style-name="Mdp628">
      <draw:frame presentation:style-name="Mpr645" draw:layer="backgroundobjects" svg:width="25.199cm" svg:height="3.506cm" svg:x="1.4cm" svg:y="0.837cm" presentation:class="title" presentation:placeholder="true">
        <draw:text-box/>
      </draw:frame>
      <draw:frame presentation:style-name="Mpr646" draw:layer="backgroundobjects" svg:width="25.199cm" svg:height="13.859cm" svg:x="1.4cm" svg:y="4.914cm" presentation:class="outline" presentation:placeholder="true">
        <draw:text-box/>
      </draw:frame>
      <draw:frame presentation:style-name="Mpr647" draw:text-style-name="MP633" draw:layer="backgroundobjects" svg:width="6.523cm" svg:height="1.448cm" svg:x="1.4cm" svg:y="19.131cm" presentation:class="date-time">
        <draw:text-box>
          <text:p text:style-name="MP630"><text:span text:style-name="MT631"><presentation:date-time/></text:span></text:p>
        </draw:text-box>
      </draw:frame>
      <draw:frame presentation:style-name="Mpr647" draw:text-style-name="MP641" draw:layer="backgroundobjects" svg:width="8.875cm" svg:height="1.448cm" svg:x="9.576cm" svg:y="19.131cm" presentation:class="footer">
        <draw:text-box>
          <text:p text:style-name="MP640"><text:span text:style-name="MT631"><presentation:footer/></text:span></text:p>
        </draw:text-box>
      </draw:frame>
      <draw:frame presentation:style-name="Mpr647" draw:text-style-name="MP635" draw:layer="backgroundobjects" svg:width="6.523cm" svg:height="1.448cm" svg:x="20.076cm" svg:y="19.131cm" presentation:class="page-number">
        <draw:text-box>
          <text:p text:style-name="MP634"><text:span text:style-name="MT631"><text:page-number>&lt;数字&gt;</text:page-number></text:span></text:p>
        </draw:text-box>
      </draw:frame>
      <presentation:notes style:page-layout-name="PM0">
        <draw:page-thumbnail presentation:style-name="Mpr645" draw:layer="backgroundobjects" svg:width="14.848cm" svg:height="11.136cm" svg:x="3.075cm" svg:y="2.257cm" presentation:class="page"/>
        <draw:frame presentation:style-name="Mpr648" draw:layer="backgroundobjects" svg:width="16.799cm" svg:height="13.364cm" svg:x="2.1cm" svg:y="14.107cm" presentation:class="notes" presentation:placeholder="true">
          <draw:text-box/>
        </draw:frame>
        <draw:frame presentation:style-name="Mpr649" draw:text-style-name="MP633" draw:layer="backgroundobjects" svg:width="9.113cm" svg:height="1.484cm" svg:x="0cm" svg:y="0cm" presentation:class="header">
          <draw:text-box>
            <text:p text:style-name="MP630"><text:span text:style-name="MT631"><presentation:header/></text:span></text:p>
          </draw:text-box>
        </draw:frame>
        <draw:frame presentation:style-name="Mpr649" draw:text-style-name="MP635" draw:layer="backgroundobjects" svg:width="9.113cm" svg:height="1.484cm" svg:x="11.886cm" svg:y="0cm" presentation:class="date-time">
          <draw:text-box>
            <text:p text:style-name="MP634"><text:span text:style-name="MT631"><presentation:date-time/></text:span></text:p>
          </draw:text-box>
        </draw:frame>
        <draw:frame presentation:style-name="Mpr650" draw:text-style-name="MP633" draw:layer="backgroundobjects" svg:width="9.113cm" svg:height="1.484cm" svg:x="0cm" svg:y="28.215cm" presentation:class="footer">
          <draw:text-box>
            <text:p text:style-name="MP630"><text:span text:style-name="MT631"><presentation:footer/></text:span></text:p>
          </draw:text-box>
        </draw:frame>
        <draw:frame presentation:style-name="Mpr650" draw:text-style-name="MP635" draw:layer="backgroundobjects" svg:width="9.113cm" svg:height="1.484cm" svg:x="11.886cm" svg:y="28.215cm" presentation:class="page-number">
          <draw:text-box>
            <text:p text:style-name="MP634"><text:span text:style-name="MT631"><text:page-number>&lt;数字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4-07-02T14:43:19.60</meta:creation-date>
    <dc:date>2014-07-03T11:09:07.32</dc:date>
    <meta:editing-duration>PT00H09M54S</meta:editing-duration>
    <meta:editing-cycles>23</meta:editing-cycles>
    <meta:generator>IBM_Lotus_Symphony/3.0$Win32 OpenOffice.org_project/310m11$Build-9399</meta:generator>
    <meta:document-statistic meta:object-count="76"/>
  </office:meta>
</office:document-meta>
</file>